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00000004004F4BD4E8CD3AC571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61cm"/>
      <style:paragraph-properties style:writing-mode="lr-tb"/>
    </style:style>
    <style:style style:name="pr1" style:family="presentation" style:parent-style-name="DebianTalk1-title">
      <style:graphic-properties draw:auto-grow-height="true" fo:min-height="3.507cm"/>
      <style:paragraph-properties style:writing-mode="lr-tb"/>
    </style:style>
    <style:style style:name="pr2" style:family="presentation" style:parent-style-name="DebianTalk1-subtitle">
      <style:graphic-properties draw:fill-color="#ffffff" draw:auto-grow-height="true" fo:min-height="13.86cm"/>
      <style:paragraph-properties style:writing-mode="lr-tb"/>
    </style:style>
    <style:style style:name="pr3" style:family="presentation" style:parent-style-name="DebianTalk1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bianTalk1-notes">
      <style:graphic-properties draw:fill-color="#ffffff" fo:min-height="13.114cm"/>
      <style:paragraph-properties style:writing-mode="lr-tb"/>
    </style:style>
    <style:style style:name="pr5" style:family="presentation" style:parent-style-name="DebianTalk1-title">
      <style:graphic-properties fo:min-height="1.663cm"/>
      <style:paragraph-properties style:writing-mode="lr-tb"/>
    </style:style>
    <style:style style:name="pr6" style:family="presentation" style:parent-style-name="DebianTalk1-notes">
      <style:graphic-properties draw:fill-color="#ffffff" fo:min-height="13.364cm"/>
      <style:paragraph-properties style:writing-mode="lr-tb"/>
    </style:style>
    <style:style style:name="pr7" style:family="presentation" style:parent-style-name="DebianTalk1-title">
      <style:graphic-properties fo:min-height="3.506cm"/>
      <style:paragraph-properties style:writing-mode="lr-tb"/>
    </style:style>
    <style:style style:name="pr8" style:family="presentation" style:parent-style-name="DebianTalk1-outline1">
      <style:graphic-properties fo:min-height="13.61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draw:frame presentation:style-name="pr1" draw:layer="layout" svg:width="24cm" svg:height="3.507cm" svg:x="1cm" svg:y="0.837cm" presentation:class="title">
          <draw:text-box>
            <text:p>Covid Space Commando<text:line-break/>Architektur</text:p>
          </draw:text-box>
        </draw:frame>
        <draw:frame presentation:style-name="pr2" draw:text-style-name="P1" draw:layer="layout" svg:width="24cm" svg:height="13.86cm" svg:x="1cm" svg:y="4.914cm" presentation:class="subtitle">
          <draw:text-box>
            <text:p>von David Feeney</text:p>
            <text:p>&lt;david.feeney@posteo.de&gt;</text:p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Talk1" presentation:presentation-page-layout-name="AL2T1">
        <draw:frame draw:style-name="gr2" draw:text-style-name="P3" draw:layer="layout" svg:width="14cm" svg:height="13.049cm" svg:x="2cm" svg:y="2cm">
          <draw:text-box>
            <text:p text:style-name="P2"><text:span text:style-name="T1">Game1</text:span></text:p>
            <text:p text:style-name="P2"><text:span text:style-name="T2"/></text:p>
            <text:p text:style-name="P2"><text:span text:style-name="T3">private readonly GraphicsDeviceManager mGraphics;</text:span></text:p>
            <text:p text:style-name="P2"><text:span text:style-name="T3">private SpriteBatch mSpriteBatch;</text:span></text:p>
            <text:p text:style-name="P2"><text:span text:style-name="T3">private GameScreenManager mScreenManager;</text:span></text:p>
            <text:p text:style-name="P2"><text:span text:style-name="T3">private Renderer.Renderer mRenderer;</text:span></text:p>
            <text:p text:style-name="P2"><text:span text:style-name="T3">private SoundManager mSoundManager;</text:span></text:p>
            <text:p text:style-name="P2"><text:span text:style-name="T3">private Map mMap;</text:span></text:p>
            <text:p text:style-name="P2"><text:span text:style-name="T3"/></text:p>
            <text:p text:style-name="P2"><text:span text:style-name="T3">Inititalize()</text:span></text:p>
            <text:p text:style-name="P2"><text:span text:style-name="T3"><text:tab/></text:span><text:span text:style-name="T3">→ </text:span><text:span text:style-name="T3">Erzeugung der Darstellungsobjekte (mMap, </text:span><text:span text:style-name="T3"><text:tab/></text:span><text:span text:style-name="T3"><text:tab/></text:span><text:span text:style-name="T3"><text:tab/></text:span><text:span text:style-name="T3">mRenderer, … )</text:span></text:p>
            <text:p text:style-name="P2"><text:span text:style-name="T3">LoadContent()</text:span></text:p>
            <text:p text:style-name="P2"><text:span text:style-name="T3"><text:tab/></text:span><text:span text:style-name="T3">→ </text:span><text:span text:style-name="T3">mScreenManager mit Content-Verzeichnis initialisiert</text:span></text:p>
            <text:p text:style-name="P2"><text:span text:style-name="T3"><text:tab/></text:span><text:span text:style-name="T3">→ </text:span><text:span text:style-name="T3">mRenderer.LoadContent(Content) und</text:span></text:p>
            <text:p text:style-name="P2"><text:span text:style-name="T3"><text:tab/></text:span><text:span text:style-name="T3">mSoundManager.LoadContent(Content)</text:span></text:p>
            <text:p text:style-name="P2"><text:span text:style-name="T3">Update(gameTime)</text:span></text:p>
            <text:p text:style-name="P2"><text:span text:style-name="T3"><text:tab/></text:span><text:span text:style-name="T3">→ </text:span><text:span text:style-name="T3">mScreenManager.HandleInput(gameTime)</text:span></text:p>
            <text:p text:style-name="P2"><text:span text:style-name="T3"><text:tab/></text:span><text:span text:style-name="T3">→ </text:span><text:span text:style-name="T3">mScreenManager.Update(gameTime)</text:span></text:p>
            <text:p text:style-name="P2"><text:span text:style-name="T3"><text:tab/></text:span><text:span text:style-name="T3">→ </text:span><text:span text:style-name="T3">mRenderer.Update(gameTime)</text:span></text:p>
            <text:p text:style-name="P2"><text:span text:style-name="T3"><text:tab/></text:span><text:span text:style-name="T3">→ </text:span><text:span text:style-name="T3">mMap.Update(gameTime)</text:span></text:p>
            <text:p text:style-name="P2"><text:span text:style-name="T3">Draw(gameTime)</text:span></text:p>
            <text:p text:style-name="P2"><text:span text:style-name="T3"><text:tab/></text:span><text:span text:style-name="T3">→ </text:span><text:span text:style-name="T3">GraphicsDevice.Clear(Color.SaddleBrown)</text:span></text:p>
            <text:p text:style-name="P2"><text:span text:style-name="T3"><text:tab/></text:span><text:span text:style-name="T3">→ </text:span><text:span text:style-name="T3">mScreenManager.Draw(gameTime)</text:span></text:p>
            <text:p text:style-name="P2"><text:span text:style-name="T4"><text:tab/></text:span><text:span text:style-name="T3">→ </text:span><text:span text:style-name="T3">mRenderer.Draw(mSpriteBatch,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mRenderer.Camera.GetVisibleArea())</text:span></text:p>
          </draw:text-box>
        </draw:frame>
        <draw:frame draw:style-name="gr3" draw:text-style-name="P4" draw:layer="layout" svg:width="9.5cm" svg:height="7.361cm" svg:x="15cm" svg:y="2.5cm">
          <draw:text-box>
            <text:p><text:span text:style-name="T1">Monogame-Ablauf</text:span></text:p>
            <text:p><text:span text:style-name="T1"/></text:p>
            <text:p><text:span text:style-name="T2">Game.Initialize()</text:span></text:p>
            <text:p><text:span text:style-name="T2">Game.LoadContent()</text:span></text:p>
            <text:p><text:span text:style-name="T2">Loop:</text:span></text:p>
            <text:p><text:span text:style-name="T2"><text:tab/></text:span><text:span text:style-name="T2">Game.Draw()</text:span></text:p>
            <text:p><text:span text:style-name="T2"><text:tab/></text:span><text:span text:style-name="T2">Game.Update()</text:span></text:p>
            <text:p><text:span text:style-name="T2">Exit</text:span></text:p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Talk1" presentation:presentation-page-layout-name="AL2T1">
        <draw:frame presentation:style-name="pr5" draw:layer="layout" svg:width="15cm" svg:height="1.663cm" svg:x="5.5cm" svg:y="1.337cm" presentation:class="title" presentation:user-transformed="true">
          <draw:text-box>
            <text:p><text:span text:style-name="T5">Rendererklassen</text:span></text:p>
          </draw:text-box>
        </draw:frame>
        <draw:frame draw:style-name="gr3" draw:text-style-name="P4" draw:layer="layout" svg:width="14cm" svg:height="6.395cm" svg:x="1cm" svg:y="3.5cm">
          <draw:text-box>
            <text:p><text:span text:style-name="T6">Renderer</text:span></text:p>
            <text:p><text:span text:style-name="T7">private readonly List&lt;IRenderer&gt; mRenderer</text:span></text:p>
            <text:p><text:span text:style-name="T7"><text:tab/></text:span><text:span text:style-name="T7">→ </text:span><text:span text:style-name="T7">beinhaltet zwei Elemente MapRenderer(map) und </text:span><text:span text:style-name="T7"><text:tab/></text:span><text:span text:style-name="T7"><text:tab/></text:span><text:span text:style-name="T7">EntityRenderer(map)</text:span></text:p>
            <text:p><text:span text:style-name="T7">LoadContent(ContentManager content)</text:span></text:p>
            <text:p><text:span text:style-name="T7"><text:tab/></text:span><text:span text:style-name="T7">→ </text:span><text:span text:style-name="T7">ruft .LoadContent von mRenderer[0] und mRenderer[1] </text:span><text:span text:style-name="T7"><text:tab/></text:span><text:span text:style-name="T7">auf</text:span></text:p>
            <text:p><text:span text:style-name="T7">Draw(spriteBatch, Rectangle space)</text:span></text:p>
            <text:p><text:span text:style-name="T7"><text:tab/></text:span><text:span text:style-name="T7">→ </text:span><text:span text:style-name="T7">renderer.Draw(spriteBatch, space) für die beiden </text:span><text:span text:style-name="T7"><text:tab/></text:span><text:span text:style-name="T7"><text:tab/></text:span><text:span text:style-name="T7">Renderer</text:span></text:p>
            <text:p><text:span text:style-name="T7">Update(GameTime gameTime)</text:span></text:p>
            <text:p><text:span text:style-name="T7"><text:tab/></text:span><text:span text:style-name="T7">→ </text:span><text:span text:style-name="T7">Camera.Update(gameTime)</text:span></text:p>
          </draw:text-box>
        </draw:frame>
        <draw:frame draw:style-name="gr4" draw:text-style-name="P4" draw:layer="layout" svg:width="9cm" svg:height="4.268cm" svg:x="15.5cm" svg:y="3.5cm">
          <draw:text-box>
            <text:p><text:span text:style-name="T8">IRenderer</text:span></text:p>
            <text:p><text:span text:style-name="T9">using Helper(.ContentLoader)</text:span></text:p>
            <text:p><text:span text:style-name="T9">Internal interface IRenderer {</text:span></text:p>
            <text:p><text:span text:style-name="T9"><text:tab/></text:span><text:span text:style-name="T9">LoadContent(contentLoader)</text:span></text:p>
            <text:p><text:span text:style-name="T9"><text:tab/></text:span><text:span text:style-name="T9">Draw(spriteBatch, space)</text:span></text:p>
            <text:p><text:span text:style-name="T9">}</text:span></text:p>
            <text:p/>
          </draw:text-box>
        </draw:frame>
        <draw:frame draw:style-name="gr5" draw:text-style-name="P4" draw:layer="layout" svg:width="10.5cm" svg:height="7.106cm" svg:x="14cm" svg:y="8.5cm">
          <draw:text-box>
            <text:p><text:span text:style-name="T6">MapRenderer</text:span></text:p>
            <text:p><text:span text:style-name="T7"><text:tab/></text:span><text:span text:style-name="T7">→ </text:span><text:span text:style-name="T7">implementiert IRenderer</text:span></text:p>
            <text:p><text:span text:style-name="T7">private Map mMap</text:span></text:p>
            <text:p><text:span text:style-name="T7">private List&lt;string&gt; mAssetNames</text:span></text:p>
            <text:p><text:span text:style-name="T7">private List&lt;Texture2D&gt; mTextures</text:span></text:p>
            <text:p><text:span text:style-name="T7">public void LoadContent(contentLoader)</text:span></text:p>
            <text:p><text:span text:style-name="T7"><text:tab/></text:span><text:span text:style-name="T7">→ </text:span><text:span text:style-name="T7">ruft ContentLoader auf </text:span><text:span text:style-name="T7"><text:tab/></text:span><text:span text:style-name="T7"><text:tab/></text:span><text:span text:style-name="T7"><text:tab/></text:span><text:span text:style-name="T7">mAssetNames auf</text:span></text:p>
            <text:p><text:span text:style-name="T7">public void Draw(spriteBatch, Rectangle </text:span><text:span text:style-name="T7"><text:tab/></text:span><text:span text:style-name="T7"><text:tab/></text:span><text:span text:style-name="T7">space)</text:span></text:p>
            <text:p><text:span text:style-name="T7"><text:tab/></text:span><text:span text:style-name="T7">→ </text:span><text:span text:style-name="T7">mMap.GetVisibleTextureMap(space)</text:span></text:p>
            <text:p><text:span text:style-name="T7"><text:tab/></text:span><text:span text:style-name="T7">→ </text:span><text:span text:style-name="T7">spriteBatch.Draw(...)</text:span></text:p>
            <text:p/>
          </draw:text-box>
        </draw:frame>
        <draw:frame draw:style-name="gr6" draw:text-style-name="P4" draw:layer="layout" svg:width="13cm" svg:height="6.907cm" svg:x="1cm" svg:y="11cm">
          <draw:text-box>
            <text:p><text:span text:style-name="T6">EntityRenderer</text:span></text:p>
            <text:p><text:span text:style-name="T7"><text:tab/></text:span><text:span text:style-name="T7">→ </text:span><text:span text:style-name="T7">implementiert IRenderer</text:span></text:p>
            <text:p><text:span text:style-name="T7">private Map mMap</text:span></text:p>
            <text:p><text:span text:style-name="T7">public void LoadContent(contentLoader)</text:span></text:p>
            <text:p><text:span text:style-name="T7"><text:tab/></text:span><text:span text:style-name="T7">→ </text:span><text:span text:style-name="T7">iteriert über mMap.GetEntitiesIn über gesamte Map</text:span></text:p>
            <text:p><text:span text:style-name="T7"><text:tab/></text:span><text:span text:style-name="T7">→ </text:span><text:span text:style-name="T7">entity.Texture = contenLoader.LoadTexture(entity.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AssetName)</text:span></text:p>
            <text:p><text:span text:style-name="T7">public void Draw(spriteBatch, space)</text:span></text:p>
            <text:p text:style-name="P5"><text:span text:style-name="T7"><text:tab/></text:span><text:span text:style-name="T7">→ </text:span><text:span text:style-name="T7">iteriert über mMap.GetEntitiesIn über space</text:span></text:p>
            <text:p text:style-name="P5"><text:span text:style-name="T7"><text:tab/></text:span><text:span text:style-name="T7">→ </text:span><text:span text:style-name="T7">DrawEntity(spriteBatch, entity)</text:span></text:p>
            <text:p text:style-name="P5"><text:span text:style-name="T7"><text:tab/></text:span><text:span text:style-name="T7"><text:tab/></text:span><text:span text:style-name="T7">→ </text:span><text:span text:style-name="T7">spriteBatch.Draw() via DrawEntity</text:span></text:p>
            <text:p text:style-name="P5"><text:span text:style-name="T7">private int CompareEntitiesByPosition(entity1, entity2)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Talk1" presentation:presentation-page-layout-name="AL2T1">
        <draw:frame presentation:style-name="pr7" draw:layer="layout" svg:width="24cm" svg:height="3.506cm" svg:x="1cm" svg:y="0.837cm" presentation:class="title">
          <draw:text-box>
            <text:p>Die Kamera (Sichtfeld)<text:line-break/>Renderer/Camera</text:p>
          </draw:text-box>
        </draw:frame>
        <draw:frame draw:style-name="gr3" draw:text-style-name="P4" draw:layer="layout" svg:width="12.5cm" svg:height="2.384cm" svg:x="2cm" svg:y="5cm">
          <draw:text-box>
            <text:p>Einige Konstanten</text:p>
            <text:p>private Vector2 mPosition</text:p>
            <text:p>private Vector2 Posi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bianTalk1" presentation:presentation-page-layout-name="AL2T1">
        <draw:frame presentation:style-name="pr5" draw:layer="layout" svg:width="15.5cm" svg:height="3.473cm" svg:x="4.5cm" svg:y="1.027cm" presentation:class="title" presentation:user-transformed="true">
          <draw:text-box>
            <text:p>Helper / ContentLoader</text:p>
          </draw:text-box>
        </draw:frame>
        <draw:frame draw:style-name="gr3" draw:text-style-name="P4" draw:layer="layout" svg:width="13cm" svg:height="7.894cm" svg:x="1.5cm" svg:y="4.5cm">
          <draw:text-box>
            <text:p><text:span text:style-name="T10">public sealed class ContentLoader</text:span></text:p>
            <text:p><text:span text:style-name="T1"/></text:p>
            <text:p><text:span text:style-name="T11">private readonly ContentManager mContent;</text:span></text:p>
            <text:p><text:span text:style-name="T11">public ContentLoader(ContentManager content):</text:span></text:p>
            <text:p><text:span text:style-name="T11"><text:tab/></text:span><text:span text:style-name="T11">→ </text:span><text:span text:style-name="T11">intialisiert mContent mit content</text:span></text:p>
            <text:p><text:span text:style-name="T11">internal Texture2D LoadTexture(string title):</text:span></text:p>
            <text:p><text:span text:style-name="T11"><text:tab/></text:span><text:span text:style-name="T11">→ </text:span><text:span text:style-name="T11">lädt Textur title vom ContentManager</text:span></text:p>
            <text:p><text:span text:style-name="T11"><text:tab/></text:span><text:span text:style-name="T11">→ </text:span><text:span text:style-name="T11">Überladen für Listen, dann:</text:span></text:p>
            <text:p><text:span text:style-name="T11">internal List&lt;Texture2D&gt; LoadTexture(</text:span></text:p>
            <text:p><text:span text:style-name="T11"><text:tab/></text:span><text:span text:style-name="T11"><text:tab/></text:span><text:span text:style-name="T11"><text:tab/></text:span><text:span text:style-name="T11">IEnumberable&lt;string&gt; assetNames)</text:span></text:p>
            <text:p><text:span text:style-name="T11">internal SoundEffect LoadSoundEffect(assetName)</text:span></text:p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bianTalk1" presentation:presentation-page-layout-name="AL2T1">
        <draw:frame presentation:style-name="pr1" draw:layer="layout" svg:width="24cm" svg:height="3.507cm" svg:x="1cm" svg:y="0.837cm" presentation:class="title">
          <draw:text-box>
            <text:p>Credits &amp; License</text:p>
          </draw:text-box>
        </draw:frame>
        <draw:frame presentation:style-name="pr8" draw:layer="layout" svg:width="24cm" svg:height="13.86cm" svg:x="1cm" svg:y="4.914cm" presentation:class="outline">
          <draw:text-box>
            <text:list text:style-name="L2">
              <text:list-item>
                <text:p>Content by &lt;Put Your Name&gt;<text:line-break/>http://&lt;PutYourWebsite&gt;<text:line-break/>License: &lt;Put Your License&gt;</text:p>
              </text:list-item>
              <text:list-item>
                <text:p>OpenOffice.org template by Raphaël Hertzog<text:line-break/><text:a xlink:href="http://raphaelhertzog.com/go/ooo-template" xlink:type="simple">http://raphaelhertzog.com/go/ooo-template</text:a><text:line-break/>License: GPL-2+</text:p>
              </text:list-item>
              <text:list-item>
                <text:p>Background image by Alexis Younes “ayo”<text:line-break/><text:a xlink:href="http://www.73lab.com/" xlink:type="simple">http://www.73lab.com</text:a><text:line-break/>License: GPL-2+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ackground" xlink:href="Pictures/1000020100000500000004004F4BD4E8CD3AC571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false" style:shrink-to-fit="true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top="0cm" fo:margin-bottom="0.4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top="0cm" fo:margin-bottom="0.3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top="0cm" fo:margin-bottom="0.2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top="0cm" fo:margin-bottom="0.1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top="0cm" fo:margin-bottom="0.1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top="0cm" fo:margin-bottom="0.1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top="0cm" fo:margin-bottom="0.1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top="0cm" fo:margin-bottom="0.1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bianTalk1" style:page-layout-name="PM1" draw:style-name="Mdp1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1" draw:text-style-name="MP2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869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925cm" svg:height="0.869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2-02T10:17:49.608292647</meta:creation-date>
    <meta:editing-duration>PT1H22M21S</meta:editing-duration>
    <meta:editing-cycles>5</meta:editing-cycles>
    <dc:title>DebianTalk</dc:title>
    <meta:generator>LibreOffice/7.0.3.1$Linux_X86_64 LibreOffice_project/00$Build-1</meta:generator>
    <dc:date>2020-12-02T12:49:49.109648449</dc:date>
    <meta:document-statistic meta:object-count="48"/>
  </office:meta>
</office:document-meta>
</file>